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1a2" officeooo:paragraph-rsid="001c61a2"/>
    </style:style>
    <style:style style:name="P2" style:family="paragraph" style:parent-style-name="Standard" style:list-style-name="L2">
      <style:text-properties officeooo:paragraph-rsid="001c61a2"/>
    </style:style>
    <style:style style:name="P3" style:family="paragraph" style:parent-style-name="Standard" style:list-style-name="L1">
      <style:text-properties fo:font-weight="bold" officeooo:rsid="001c61a2" officeooo:paragraph-rsid="001c61a2" style:font-weight-asian="bold" style:font-weight-complex="bold"/>
    </style:style>
    <style:style style:name="P4" style:family="paragraph" style:parent-style-name="Standard" style:list-style-name="L2">
      <style:text-properties fo:font-weight="bold" officeooo:paragraph-rsid="001c61a2" style:font-weight-asian="bold" style:font-weight-complex="bold"/>
    </style:style>
    <style:style style:name="P5" style:family="paragraph" style:parent-style-name="Standard" style:list-style-name="L2">
      <style:text-properties fo:font-weight="normal" officeooo:rsid="001d2c35" officeooo:paragraph-rsid="001d2c35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e6509" officeooo:paragraph-rsid="001e6509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ff33f" officeooo:paragraph-rsid="001ff33f" style:font-weight-asian="normal" style:font-weight-complex="normal"/>
    </style:style>
    <style:style style:name="P8" style:family="paragraph" style:parent-style-name="Standard" style:list-style-name="L2">
      <style:text-properties fo:language="en" fo:country="US" fo:font-weight="normal" officeooo:rsid="001d2c35" officeooo:paragraph-rsid="001d2c35" style:font-weight-asian="normal" style:font-weight-complex="normal"/>
    </style:style>
    <style:style style:name="P9" style:family="paragraph" style:parent-style-name="Standard" style:list-style-name="L2">
      <style:text-properties fo:color="#ff3333" fo:font-weight="bold" officeooo:paragraph-rsid="001c61a2" style:font-weight-asian="bold" style:font-weight-complex="bold"/>
    </style:style>
    <style:style style:name="P10" style:family="paragraph" style:parent-style-name="Standard" style:list-style-name="L2">
      <style:text-properties fo:color="#ff3333" fo:font-weight="normal" officeooo:rsid="001e6509" officeooo:paragraph-rsid="001e6509" style:font-weight-asian="normal" style:font-weight-complex="normal"/>
    </style:style>
    <style:style style:name="P11" style:family="paragraph" style:parent-style-name="Standard">
      <style:text-properties fo:font-size="14pt" fo:font-weight="bold" officeooo:rsid="0020cea1" officeooo:paragraph-rsid="0020cea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0cea1" officeooo:paragraph-rsid="00212db7" style:font-size-asian="14pt" style:font-weight-asian="bold" style:font-size-complex="14pt" style:font-weight-complex="bold"/>
    </style:style>
    <style:style style:name="T1" style:family="text">
      <style:text-properties officeooo:rsid="001c61a2"/>
    </style:style>
    <style:style style:name="T2" style:family="text">
      <style:text-properties fo:font-weight="bold" officeooo:rsid="001c61a2" style:font-weight-asian="bold" style:font-weight-complex="bold"/>
    </style:style>
    <style:style style:name="T3" style:family="text">
      <style:text-properties fo:font-weight="bold" officeooo:rsid="0020a900" style:font-weight-asian="bold" style:font-weight-complex="bold"/>
    </style:style>
    <style:style style:name="T4" style:family="text">
      <style:text-properties officeooo:rsid="001ff33f"/>
    </style:style>
    <style:style style:name="T5" style:family="text">
      <style:text-properties fo:color="#ff3333"/>
    </style:style>
    <style:style style:name="T6" style:family="text">
      <style:text-properties fo:color="#ff3333" officeooo:rsid="001c61a2"/>
    </style:style>
    <style:style style:name="T7" style:family="text">
      <style:text-properties fo:color="#ff3333" fo:font-weight="bold" officeooo:rsid="001c61a2" style:font-weight-asian="bold" style:font-weight-complex="bold"/>
    </style:style>
    <style:style style:name="T8" style:family="text">
      <style:text-properties fo:color="#ff3333" fo:font-weight="bold" officeooo:rsid="0020a900" style:font-weight-asian="bold" style:font-weight-complex="bold"/>
    </style:style>
    <style:style style:name="T9" style:family="text">
      <style:text-properties fo:color="#ff3333" fo:font-weight="bold" officeooo:rsid="001ff33f" style:font-weight-asian="bold" style:font-weight-complex="bold"/>
    </style:style>
    <style:style style:name="T10" style:family="text">
      <style:text-properties fo:color="#ff3333" fo:font-weight="bold" officeooo:rsid="0020cea1" style:font-weight-asian="bold" style:font-weight-complex="bold"/>
    </style:style>
    <style:style style:name="T11" style:family="text">
      <style:text-properties fo:color="#ff3333" officeooo:rsid="0020cea1"/>
    </style:style>
    <style:style style:name="T12" style:family="text">
      <style:text-properties officeooo:rsid="0020a900"/>
    </style:style>
    <style:style style:name="T13" style:family="text">
      <style:text-properties fo:color="#006600"/>
    </style:style>
    <style:style style:name="T14" style:family="text">
      <style:text-properties fo:color="#006600" officeooo:rsid="00212db7"/>
    </style:style>
    <style:style style:name="T15" style:family="text">
      <style:text-properties fo:color="#006600" officeooo:rsid="0025f1b7"/>
    </style:style>
    <style:style style:name="T16" style:family="text">
      <style:text-properties fo:color="#006600" officeooo:rsid="00272ff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 TODO LIST *****************</text:p>
      <text:p text:style-name="P1"/>
      <text:p text:style-name="P11">Refatoração do projeto Sysac <text:span text:style-name="T5">(17h3m)</text:span></text:p>
      <text:p text:style-name="P11"><text:span text:style-name="T5"><text:tab/></text:span><text:span text:style-name="T13">Valor/hora: remoto = R$ 50,00, presencial: R$ 55,00</text:span></text:p>
      <text:p text:style-name="P11"><text:span text:style-name="T13"><text:tab/>Total estimado valor/hora remoto = R$ 875,00. Presencial = <text:s/>R$ 960,00.</text:span></text:p>
      <text:p text:style-name="P11"><text:span text:style-name="T13"><text:tab/></text:span></text:p>
      <text:p text:style-name="P12"><text:span text:style-name="T13"><text:tab/></text:span><text:span text:style-name="T14">Estimativa de duração do trabalho:</text:span></text:p>
      <text:p text:style-name="P12"><text:span text:style-name="T14"><text:tab/>Início 24/05</text:span></text:p>
      <text:p text:style-name="P12"><text:span text:style-name="T14"><text:tab/>Horas/Dia: 3h</text:span></text:p>
      <text:p text:style-name="P12"><text:span text:style-name="T14"><text:tab/>18h/3 = 6 dias.</text:span></text:p>
      <text:p text:style-name="P12"><text:span text:style-name="T14"><text:tab/></text:span><text:span text:style-name="T15">Estimativa de término (com folga): </text:span><text:span text:style-name="T16">02</text:span><text:span text:style-name="T15">/</text:span><text:span text:style-name="T16">junho</text:span></text:p>
      <text:p text:style-name="P1"/>
      <text:list xml:id="list4149490849313980590" text:style-name="L1">
        <text:list-item>
          <text:p text:style-name="P3">Interface gráfica <text:span text:style-name="T11">(1h)</text:span></text:p>
        </text:list-item>
      </text:list>
      <text:list xml:id="list2838965759386608723" text:style-name="L2">
        <text:list-item>
          <text:list>
            <text:list-item>
              <text:p text:style-name="P2"><text:span text:style-name="T1">Melhorar informação sobre o usuário autenticado </text:span><text:span text:style-name="T7">(</text:span><text:span text:style-name="T8">1</text:span><text:span text:style-name="T7">)</text:span></text:p>
            </text:list-item>
          </text:list>
        </text:list-item>
        <text:list-item>
          <text:p text:style-name="P2"><text:span text:style-name="T2">Cadastro de Visitantes com foto armazenada </text:span><text:span text:style-name="T10">(4h)</text:span></text:p>
          <text:list>
            <text:list-item>
              <text:p text:style-name="P8">Alterar tabela Pessoa para transformar imagemtext em blob <text:span text:style-name="T8">(.5)</text:span></text:p>
            </text:list-item>
            <text:list-item>
              <text:p text:style-name="P8">Alterar o managed bean para recuperar o blob da imagem capturada <text:span text:style-name="T8">(2)</text:span></text:p>
            </text:list-item>
            <text:list-item>
              <text:p text:style-name="P8">Alterar o mapeamento do bean de visitante para que a imagem seja do tipo blob <text:span text:style-name="T8">(1.5)</text:span></text:p>
            </text:list-item>
          </text:list>
        </text:list-item>
        <text:list-item>
          <text:p text:style-name="P4"><text:span text:style-name="T1">Corrigir Funcionalidade de envio de e-mail </text:span><text:span text:style-name="T6">(3h)</text:span></text:p>
          <text:list>
            <text:list-item>
              <text:p text:style-name="P5">Verificar o motivo pelo qual o e-mail não é enviado <text:span text:style-name="T8">(2)</text:span></text:p>
            </text:list-item>
            <text:list-item>
              <text:p text:style-name="P5">Ajustar código para enviar o e-mail corretamente <text:span text:style-name="T8">(1)</text:span></text:p>
            </text:list-item>
          </text:list>
        </text:list-item>
        <text:list-item>
          <text:p text:style-name="P4"><text:span text:style-name="T1">Relatório de Reserva </text:span><text:span text:style-name="T6">(2h)</text:span></text:p>
          <text:list>
            <text:list-item>
              <text:p text:style-name="P5">Ajustar relatório Jasper e codificar a geração do relatório <text:span text:style-name="T8">(2)</text:span></text:p>
            </text:list-item>
          </text:list>
        </text:list-item>
        <text:list-item>
          <text:p text:style-name="P4"><text:span text:style-name="T1">Autenticação (login) </text:span><text:span text:style-name="T6">(1h30m)</text:span></text:p>
          <text:list>
            <text:list-item>
              <text:p text:style-name="P6">Criar um filtro que redirecione o usuário para a tela de login a partir de qualquer request caso o usuário não esteja autenticado (logado) <text:span text:style-name="T8">(1.5)</text:span></text:p>
            </text:list-item>
          </text:list>
        </text:list-item>
        <text:list-item>
          <text:p text:style-name="P9"><text:span text:style-name="T1">Incluir foto do visitante no resultado da pesquisa</text:span></text:p>
          <text:list>
            <text:list-item>
              <text:p text:style-name="P10">Alterar label “nome” para “Visitante” e incluir imagem do visitante na largura da coluna que exibirá o <text:s/>nome do mesmo <text:span text:style-name="T3">(1.5)</text:span></text:p>
            </text:list-item>
          </text:list>
        </text:list-item>
        <text:list-item>
          <text:p text:style-name="P4"><text:span text:style-name="T1">Incluir foto do visitante na tela te alteração dos dados de visitante </text:span><text:span text:style-name="T6">(1h30m)</text:span></text:p>
          <text:list>
            <text:list-item>
              <text:p text:style-name="P6">Exibir a foto do visitante se ela já existir e dar a opção de capturar uma nova foto <text:span text:style-name="T8">(1.5)</text:span></text:p>
            </text:list-item>
          </text:list>
        </text:list-item>
        <text:list-item>
          <text:p text:style-name="P4"><text:span text:style-name="T1">Configurar perfis de usuários </text:span><text:span text:style-name="T6">(4h)</text:span></text:p>
          <text:list>
            <text:list-item>
              <text:p text:style-name="P6">Criar tabela de Perfil, Funcionalidade e PerfilxFuncionalidade <text:span text:style-name="T8">(.25)</text:span></text:p>
            </text:list-item>
            <text:list-item>
              <text:p text:style-name="P6">Alterar a tabela de pessoa para incluir o código do perfil <text:span text:style-name="T12">(</text:span><text:span text:style-name="T8">.25)</text:span></text:p>
            </text:list-item>
            <text:list-item>
              <text:p text:style-name="P6">Alimentar a tabela de Funcionalidade com o mapeamento das funcionalidades existentes no sistema <text:span text:style-name="T4">(definir junto ao Marcos cada funcionalidade por perfil) </text:span><text:span text:style-name="T9">(.25)</text:span></text:p>
            </text:list-item>
            <text:list-item>
              <text:p text:style-name="P6">Alimentar a tabela de Perfil com os perfis existentes, definidos no documento de perfis <text:span text:style-name="T8">(.25)</text:span></text:p>
            </text:list-item>
            <text:list-item>
              <text:p text:style-name="P6">Alterar <text:span text:style-name="T4">os 19 arquivos de view para incluir as regras de perfis que indicarão quais funcionalidades cada “Pessoa” terá acesso de acordo com o perfil </text:span><text:span text:style-name="T9">(</text:span><text:span text:style-name="T8">3</text:span><text:span text:style-name="T9">)</text:span></text:p>
            </text:list-item>
          </text:list>
        </text:list-item>
        <text:list-item>
          <text:p text:style-name="P4"><text:span text:style-name="T1">Alterar o Modelo de Entidade e Relacionamento (MER) </text:span><text:span text:style-name="T6">(30min)</text:span></text:p>
          <text:list>
            <text:list-item>
              <text:p text:style-name="P7">Alterar o arquivo .asta do modelo de entidade e relacionamento para refletir as alterações realizadas <text:span text:style-name="T8">(.5)</text:span></text:p>
            </text:list-item>
          </text:list>
        </text:list-item>
        <text:list-item>
          <text:p text:style-name="P4"><text:span text:style-name="T1">** Verificar necessidade de criar uma funcionalidade de emails enviados/pendentes/com err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9:57:28.491914981</meta:creation-date>
    <dc:date>2016-05-23T22:55:14.452061561</dc:date>
    <meta:editing-duration>PT2H4M4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36" meta:word-count="380" meta:character-count="2280" meta:non-whitespace-character-count="1951"/>
  </office:meta>
</office:document-meta>
</file>